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Nunito_2.ttf" manifest:media-type="application/x-font-ttf"/>
  <manifest:file-entry manifest:full-path="Fonts/Font_Liberation_Sans_1.ttf" manifest:media-type="application/x-font-ttf"/>
  <manifest:file-entry manifest:full-path="Fonts/Font_Nunito_3.ttf" manifest:media-type="application/x-font-ttf"/>
  <manifest:file-entry manifest:full-path="Fonts/Font_Liberation_Sans_2.ttf" manifest:media-type="application/x-font-ttf"/>
  <manifest:file-entry manifest:full-path="Fonts/Font_Nunito_4.ttf" manifest:media-type="application/x-font-ttf"/>
  <manifest:file-entry manifest:full-path="Fonts/Font_Liberation_Sans_3.ttf" manifest:media-type="application/x-font-ttf"/>
  <manifest:file-entry manifest:full-path="Fonts/Font_Liberation_Sans_4.ttf" manifest:media-type="application/x-font-ttf"/>
  <manifest:file-entry manifest:full-path="Fonts/Font_Nunito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>
      <svg:font-face-src>
        <svg:font-face-uri xlink:href="Fonts/Font_Liberation_Sans_1.ttf" xlink:type="simple" loext:font-style="normal" loext:font-weight="normal">
          <svg:font-face-format svg:string="truetype"/>
        </svg:font-face-uri>
        <svg:font-face-uri xlink:href="Fonts/Font_Liberation_Sans_2.ttf" xlink:type="simple" loext:font-style="normal" loext:font-weight="bold">
          <svg:font-face-format svg:string="truetype"/>
        </svg:font-face-uri>
        <svg:font-face-uri xlink:href="Fonts/Font_Liberation_Sans_3.ttf" xlink:type="simple" loext:font-style="italic" loext:font-weight="normal">
          <svg:font-face-format svg:string="truetype"/>
        </svg:font-face-uri>
        <svg:font-face-uri xlink:href="Fonts/Font_Liberation_Sans_4.ttf" xlink:type="simple" loext:font-style="italic" loext:font-weight="bold">
          <svg:font-face-format svg:string="truetype"/>
        </svg:font-face-uri>
      </svg:font-face-src>
    </style:font-face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family-generic="swiss" style:font-pitch="variable">
      <svg:font-face-src>
        <svg:font-face-uri xlink:href="Fonts/Font_Nunito_1.ttf" xlink:type="simple" loext:font-style="normal" loext:font-weight="normal">
          <svg:font-face-format svg:string="truetype"/>
        </svg:font-face-uri>
        <svg:font-face-uri xlink:href="Fonts/Font_Nunito_2.ttf" xlink:type="simple" loext:font-style="normal" loext:font-weight="bold">
          <svg:font-face-format svg:string="truetype"/>
        </svg:font-face-uri>
        <svg:font-face-uri xlink:href="Fonts/Font_Nunito_3.ttf" xlink:type="simple" loext:font-style="italic" loext:font-weight="normal">
          <svg:font-face-format svg:string="truetype"/>
        </svg:font-face-uri>
        <svg:font-face-uri xlink:href="Fonts/Font_Nunito_4.ttf" xlink:type="simple" loext:font-style="italic" loext:font-weight="bold">
          <svg:font-face-format svg:string="truetype"/>
        </svg:font-face-uri>
      </svg:font-face-src>
    </style:font-face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9772in"/>
    </style:style>
    <style:style style:name="co3" style:family="table-column">
      <style:table-column-properties fo:break-before="auto" style:column-width="3.3835in"/>
    </style:style>
    <style:style style:name="ro1" style:family="table-row">
      <style:table-row-properties style:row-height="0.4146in" fo:break-before="auto" style:use-optimal-row-height="true"/>
    </style:style>
    <style:style style:name="ro2" style:family="table-row">
      <style:table-row-properties style:row-height="0.7874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9736in" fo:break-before="auto" style:use-optimal-row-height="true"/>
    </style:style>
    <style:style style:name="ro5" style:family="table-row">
      <style:table-row-properties style:row-height="0.2035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fo:padding="0.028in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number-columns-repeated="16381" table:default-cell-style-name="ce2"/>
        <table:table-row table:style-name="ro1">
          <table:table-cell table:style-name="ce1" office:value-type="string" calcext:value-type="string">
            <text:p>autorità</text:p>
          </table:table-cell>
          <table:table-cell table:style-name="ce1" office:value-type="string" calcext:value-type="string">
            <text:p>soggetto attuatore</text:p>
          </table:table-cell>
          <table:table-cell table:style-name="ce1" office:value-type="string" calcext:value-type="string">
            <text:p>titolo intervento</text:p>
          </table:table-cell>
          <table:table-cell table:style-name="ce1" office:value-type="string" calcext:value-type="string">
            <text:p>numero interventi</text:p>
          </table:table-cell>
          <table:table-cell table:style-name="ce1" office:value-type="string" calcext:value-type="string">
            <text:p>fabbisogno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CdB 1 Trapani</text:p>
          </table:table-cell>
          <table:table-cell table:style-name="ce1" office:value-type="string" calcext:value-type="string">
            <text:p>Interconnessione del Sistema Garcia-Arancio con il sistema irriguo alimentato dalla Diga Trinità.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18000000" calcext:value-type="float">
            <text:p>1800000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CdB 1 Trapani</text:p>
          </table:table-cell>
          <table:table-cell table:style-name="ce1" office:value-type="string" calcext:value-type="string">
            <text:p>Interconnessione Diga Rubino con vasca di carico stazione di rilascio Castellaccio-Paceco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28600000" calcext:value-type="float">
            <text:p>28600000</text:p>
          </table:table-cell>
          <table:table-cell table:style-name="Default" table:number-columns-repeated="2"/>
          <table:table-cell table:number-columns-repeated="16377"/>
        </table:table-row>
        <table:table-row table:style-name="ro2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CdB 2 Palermo</text:p>
          </table:table-cell>
          <table:table-cell table:style-name="ce1" office:value-type="string" calcext:value-type="string">
            <text:p>Utilizzazione integrale delle acque invasate nel serbatoio di Garcia sul fiume Belice sinistro. Derivazione dal fiume Belice destro ed affluenti con immissione nel serbatoio di Garcia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63405770" calcext:value-type="float">
            <text:p>63405770</text:p>
          </table:table-cell>
          <table:table-cell table:style-name="Default" table:number-columns-repeated="2"/>
          <table:table-cell table:number-columns-repeated="16377"/>
        </table:table-row>
        <table:table-row table:style-name="ro3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CdB 2 Palermo</text:p>
          </table:table-cell>
          <table:table-cell table:style-name="ce1" office:value-type="string" calcext:value-type="string">
            <text:p>Utilizzazione integrale delle acque invasate nel serbatoio di Garcia sul Fiume Belice sinistro-ripristino della funzionalità della Traversa Vccarizzo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19000000" calcext:value-type="float">
            <text:p>1900000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CdB 3 Agrigento</text:p>
          </table:table-cell>
          <table:table-cell table:style-name="ce1" office:value-type="string" calcext:value-type="string">
            <text:p>Integrazione degli afflussi idrici del lago Castello mediante allacciamento al lago Arancio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21288000" calcext:value-type="float">
            <text:p>21288000</text:p>
          </table:table-cell>
          <table:table-cell table:style-name="Default" table:number-columns-repeated="2"/>
          <table:table-cell table:number-columns-repeated="16377"/>
        </table:table-row>
        <table:table-row table:style-name="ro3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CdB 3 Agrigento</text:p>
          </table:table-cell>
          <table:table-cell table:style-name="ce1" office:value-type="string" calcext:value-type="string">
            <text:p>Lavori di completamento della costruzione della diga Cannamasca sul torrente Chiapparotta in agro di Cammarata (AG) realizzazione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40000000" calcext:value-type="float">
            <text:p>40000000</text:p>
          </table:table-cell>
          <table:table-cell table:style-name="Default" table:number-columns-repeated="2"/>
          <table:table-cell table:number-columns-repeated="16377"/>
        </table:table-row>
        <table:table-row table:style-name="ro3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CdB 3 Agrigento</text:p>
          </table:table-cell>
          <table:table-cell table:style-name="ce1" office:value-type="string" calcext:value-type="string">
            <text:p>Riefficientamento, miglioramento e ampliamento degli impianti irrigui consortili nel comprensorio “Garcia – Arancio"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40000000" calcext:value-type="float">
            <text:p>40000000</text:p>
          </table:table-cell>
          <table:table-cell table:style-name="Default" table:number-columns-repeated="2"/>
          <table:table-cell table:number-columns-repeated="16377"/>
        </table:table-row>
        <table:table-row table:style-name="ro2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CdB 7 Caltagirone</text:p>
          </table:table-cell>
          <table:table-cell table:style-name="ce1" office:value-type="string" calcext:value-type="string">
            <text:p>Ristrutturazione della rete irrigua dipendente dal complesso irriguo Dittaino-Ogliastro per l’eliminazione delle perdite ed il recupero della risorsa idrica. Territorio di Mineo c.da Castelluccio-Favarotta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25000000" calcext:value-type="float">
            <text:p>25000000</text:p>
          </table:table-cell>
          <table:table-cell table:style-name="Default" table:number-columns-repeated="2"/>
          <table:table-cell table:number-columns-repeated="16377"/>
        </table:table-row>
        <table:table-row table:style-name="ro1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CdB 9 Catania</text:p>
          </table:table-cell>
          <table:table-cell table:style-name="ce1" office:value-type="string" calcext:value-type="string">
            <text:p>Intervento di completamento dello schema irriguo Gerbini 2 II lotto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70000000" calcext:value-type="float">
            <text:p>70000000</text:p>
          </table:table-cell>
          <table:table-cell table:style-name="Default" table:number-columns-repeated="2"/>
          <table:table-cell table:number-columns-repeated="16377"/>
        </table:table-row>
        <table:table-row table:style-name="ro2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CdB 9 Catania</text:p>
          </table:table-cell>
          <table:table-cell table:style-name="ce1" office:value-type="string" calcext:value-type="string">
            <text:p>Manutenzione straordinaria del sistema di paratoie della Traversa Contrasto sul fiume Simeto per l'alimentazione del sistema irriguo del Consorzio di Bonifica 9 Catania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48800000" calcext:value-type="float">
            <text:p>48800000</text:p>
          </table:table-cell>
          <table:table-cell table:style-name="Default" table:number-columns-repeated="2"/>
          <table:table-cell table:number-columns-repeated="16377"/>
        </table:table-row>
        <table:table-row table:style-name="ro4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CdB 9 Catania</text:p>
          </table:table-cell>
          <table:table-cell table:style-name="ce1" office:value-type="string" calcext:value-type="string">
            <text:p>Progetto Esecutivo degli Interventi di ripristino ed ottimizzazione funzionale dei rami nord e sud-est dello schema irriguo sx Dittaino, mediante l’inserimento di sistemi di telecontrollo e misura e la sostituzione delle condotte esistenti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26073043" calcext:value-type="float">
            <text:p>26073043</text:p>
          </table:table-cell>
          <table:table-cell table:number-columns-repeated="16379"/>
        </table:table-row>
        <table:table-row table:style-name="ro3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CdB 9 Catania</text:p>
          </table:table-cell>
          <table:table-cell table:style-name="ce1" office:value-type="string" calcext:value-type="string">
            <text:p>Sostituzione della condotta da Traversa Ponte Barca per l’alimentazione del sistema irriguo del Consorzio di Bonifica 9 Catania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23484824" calcext:value-type="float">
            <text:p>23484824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Dipartimento Regionale dell'Acqua e</text:p>
            <text:p>dei Rifiuti</text:p>
          </table:table-cell>
          <table:table-cell table:style-name="ce1" office:value-type="string" calcext:value-type="string">
            <text:p>Diga Disueri - Interventi di consolidamento e messa in sicurezza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138840815" calcext:value-type="float">
            <text:p>138840815</text:p>
          </table:table-cell>
          <table:table-cell table:number-columns-repeated="16379"/>
        </table:table-row>
        <table:table-row table:style-name="ro4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Dipartimento Regionale dell'Acqua e</text:p>
            <text:p>dei Rifiuti</text:p>
          </table:table-cell>
          <table:table-cell table:style-name="ce1" office:value-type="string" calcext:value-type="string">
            <text:p>Diga Gibbesi - Manutenzione straordinaria scarichi e impianti, riguardanti il ripristino dei muri della vasca di dissipazione, l'adeguamento sismico delle opere accessorie e della casa di guardia, la manutenzione dello scarico di fondo e della condotta di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19090000" calcext:value-type="float">
            <text:p>19090000</text:p>
          </table:table-cell>
          <table:table-cell table:number-columns-repeated="16379"/>
        </table:table-row>
        <table:table-row table:style-name="ro3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Dipartimento Regionale dell'Acqua e</text:p>
            <text:p>dei Rifiuti</text:p>
          </table:table-cell>
          <table:table-cell table:style-name="ce1" office:value-type="string" calcext:value-type="string">
            <text:p>Diga Gibbesi - Manutenzione straordinaria scarichi e impianti, riguardanti la viabilità di servizio e la strumentazione di monitoraggio del corpo diga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3635000" calcext:value-type="float">
            <text:p>3635000</text:p>
          </table:table-cell>
          <table:table-cell table:number-columns-repeated="16379"/>
        </table:table-row>
        <table:table-row table:style-name="ro2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Dipartimento Regionale dell'Acqua e</text:p>
            <text:p>dei Rifiuti</text:p>
          </table:table-cell>
          <table:table-cell table:style-name="ce1" office:value-type="string" calcext:value-type="string">
            <text:p>Diga Olivo - Interventi di manutenzione straordinaria scarichi e sistema di tenuta della diga Olivo in territorio del comune di Piazza Armerina (EN) - 1° LOTTO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42755000" calcext:value-type="float">
            <text:p>42755000</text:p>
          </table:table-cell>
          <table:table-cell table:number-columns-repeated="16379"/>
        </table:table-row>
        <table:table-row table:style-name="ro3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Dipartimento Regionale dell'Acqua e</text:p>
            <text:p>dei Rifiuti</text:p>
          </table:table-cell>
          <table:table-cell table:style-name="ce1" office:value-type="string" calcext:value-type="string">
            <text:p>Diga Olivo - Ripristino della funzionalità dello scarico di fondo e opere di contenimento delle perdite idriche nel corpo diga - 2° LOTTO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28175000" calcext:value-type="float">
            <text:p>28175000</text:p>
          </table:table-cell>
          <table:table-cell table:number-columns-repeated="16379"/>
        </table:table-row>
        <table:table-row table:style-name="ro2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Dipartimento Regionale dell'Acqua e</text:p>
            <text:p>dei Rifiuti</text:p>
          </table:table-cell>
          <table:table-cell table:style-name="ce1" office:value-type="string" calcext:value-type="string">
            <text:p>Diga Rosamarina - Lavori di adeguamento del sistema di tenuta e drenaggio della diga e il miglioramento delle opere utili alla gestione dell'infrastruttura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25900000" calcext:value-type="float">
            <text:p>25900000</text:p>
          </table:table-cell>
          <table:table-cell table:number-columns-repeated="16379"/>
        </table:table-row>
        <table:table-row table:style-name="ro2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Dipartimento Regionale dell'Acqua e</text:p>
            <text:p>dei Rifiuti</text:p>
          </table:table-cell>
          <table:table-cell table:style-name="ce1" office:value-type="string" calcext:value-type="string">
            <text:p>Dighe Scanzano-Rossella - Sfangamento dell'invaso "Madonna delle Grazie" sotteso alle dighe Scanzano e Rossella per il ripristino della capacità di invaso originaria ai sensi dell'art. 114 del D.Lgs. N° 152/2006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9250000" calcext:value-type="float">
            <text:p>9250000</text:p>
          </table:table-cell>
          <table:table-cell table:number-columns-repeated="16379"/>
        </table:table-row>
        <table:table-row table:style-name="ro3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Dipartimento Regionale dell'Acqua e</text:p>
            <text:p>dei Rifiuti</text:p>
          </table:table-cell>
          <table:table-cell table:style-name="ce1" office:value-type="string" calcext:value-type="string">
            <text:p>Invaso Arancio - Interventi di sfangamento parziale dell'invaso per la messa in sicurezza dei dispositivi di scarico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8474000" calcext:value-type="float">
            <text:p>8474000</text:p>
          </table:table-cell>
          <table:table-cell table:number-columns-repeated="16379"/>
        </table:table-row>
        <table:table-row table:style-name="ro3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Dipartimento Regionale dell'Acqua e</text:p>
            <text:p>dei Rifiuti</text:p>
          </table:table-cell>
          <table:table-cell table:style-name="ce1" office:value-type="string" calcext:value-type="string">
            <text:p>Invaso Castello - Interventi di sfangamento parziale dell'invaso per la messa in sicurezza dei dispositivi di scarico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2918000" calcext:value-type="float">
            <text:p>2918000</text:p>
          </table:table-cell>
          <table:table-cell table:number-columns-repeated="16379"/>
        </table:table-row>
        <table:table-row table:style-name="ro2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Dipartimento Regionale dell'Acqua e</text:p>
            <text:p>dei Rifiuti</text:p>
          </table:table-cell>
          <table:table-cell table:style-name="ce1" office:value-type="string" calcext:value-type="string">
            <text:p>Invaso Comunelli - Lavori per il ripristino funzionale dell’organo di scarico tramite la rimozione di sedimenti ed altri interventi di manutenzione straordinaria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9300000" calcext:value-type="float">
            <text:p>9300000</text:p>
          </table:table-cell>
          <table:table-cell table:number-columns-repeated="16379"/>
        </table:table-row>
        <table:table-row table:style-name="ro3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Dipartimento Regionale dell'Acqua e</text:p>
            <text:p>dei Rifiuti</text:p>
          </table:table-cell>
          <table:table-cell table:style-name="ce1" office:value-type="string" calcext:value-type="string">
            <text:p>Invaso Nicoletti - Interventi di sfangamento parziale dell'invaso per la messa in sicurezza dei dispositivi di scarico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2291000" calcext:value-type="float">
            <text:p>2291000</text:p>
          </table:table-cell>
          <table:table-cell table:number-columns-repeated="16379"/>
        </table:table-row>
        <table:table-row table:style-name="ro3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Dipartimento Regionale dell'Acqua e</text:p>
            <text:p>dei Rifiuti</text:p>
          </table:table-cell>
          <table:table-cell table:style-name="ce1" office:value-type="string" calcext:value-type="string">
            <text:p>Invaso San Giovanni - Interventi di sfangamento parziale dell'invaso per la messa in sicurezza dei dispositivi di scarico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3596000" calcext:value-type="float">
            <text:p>3596000</text:p>
          </table:table-cell>
          <table:table-cell table:number-columns-repeated="16379"/>
        </table:table-row>
        <table:table-row table:style-name="ro3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Siciliacque SpA</text:p>
          </table:table-cell>
          <table:table-cell table:style-name="ce1" office:value-type="string" calcext:value-type="string">
            <text:p>Automazione, controllo, modellazione e monitoraggio dell'infrastruttura idropotabile sovrambito della regione Sicilia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50000000" calcext:value-type="float">
            <text:p>50000000</text:p>
          </table:table-cell>
          <table:table-cell table:number-columns-repeated="16379"/>
        </table:table-row>
        <table:table-row table:style-name="ro3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Siciliacque SpA</text:p>
          </table:table-cell>
          <table:table-cell table:style-name="ce1" office:value-type="string" calcext:value-type="string">
            <text:p>Manutenzione straordinaria del sistema di approvvigionamento primario della Sicilia centromeridionale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49194059" calcext:value-type="float">
            <text:p>49194059</text:p>
          </table:table-cell>
          <table:table-cell table:number-columns-repeated="16379"/>
        </table:table-row>
        <table:table-row table:style-name="ro1">
          <table:table-cell table:style-name="ce1" office:value-type="string" calcext:value-type="string">
            <text:p>Sicilia</text:p>
          </table:table-cell>
          <table:table-cell table:style-name="ce1" office:value-type="string" calcext:value-type="string">
            <text:p>Siciliacque SpA</text:p>
          </table:table-cell>
          <table:table-cell table:style-name="ce1" office:value-type="string" calcext:value-type="string">
            <text:p>Nuova bretella serbatoio San Leo di Gela - Potabilizzatore di Gela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12067242" calcext:value-type="float">
            <text:p>12067242</text:p>
          </table:table-cell>
          <table:table-cell table:number-columns-repeated="16379"/>
        </table:table-row>
        <table:table-row table:style-name="ro5" table:number-rows-repeated="1048545">
          <table:table-cell table:number-columns-repeated="16384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unito" svg:font-family="Nunito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3P2" style:volatile="true">
      <number:text loext:blank-width-char="-"> </number:text>
      <number:fill-character> </number:fill-character>
      <number:text loext:blank-width-char="-1">-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34P2" style:volatile="true">
      <number:text loext:blank-width-char="-"> </number:text>
      <number:fill-character> </number:fill-character>
      <number:text loext:blank-width-char="-3">- €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6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6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8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8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currency-style style:name="N10140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0" number:min-decimal-places="0" number:min-integer-digits="1" number:grouping="true"/>
      <number:text loext:blank-width-char=")"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1P0"/>
    </number:currency-style>
    <number:currency-style style:name="N10142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en" number:country="US">
      <number:currency-symbol/>
      <number:number number:decimal-places="2" number:min-decimal-places="2" number:min-integer-digits="1" number:grouping="true"/>
      <number:text loext:blank-width-char=")"> </number:text>
    </number:currency-style>
    <number:currency-style style:name="N1014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3P0"/>
    </number:currency-style>
    <style:style style:name="Default" style:family="table-cell">
      <style:table-cell-properties fo:padding="0.028in" style:rotation-align="none" style:vertical-align="top"/>
      <style:text-properties fo:color="#000000" style:font-name="Nunito" fo:font-family="Nunito" style:font-family-generic="swiss" style:font-pitch="variable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75in" fo:margin-bottom="0.75in" fo:margin-left="0.7in" fo:margin-right="0.7in" style:first-page-number="continue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8">00/00/0000</text:date>, <text:time style:data-style-name="N2" text:time-value="09:58:58.39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1" style:display-name="PageStyle_Sheet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1_20_2" style:display-name="PageStyle_Sheet1 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08T09:59:00.603000000</meta:creation-date>
    <dc:title>andy</dc:title>
    <meta:editing-duration>PT10M32S</meta:editing-duration>
    <meta:editing-cycles>3</meta:editing-cycles>
    <meta:generator>LibreOffice/24.2.1.2$Windows_X86_64 LibreOffice_project/db4def46b0453cc22e2d0305797cf981b68ef5ac</meta:generator>
    <dc:date>2024-04-08T10:09:30.834000000</dc:date>
    <meta:document-statistic meta:table-count="1" meta:cell-count="140" meta:object-count="0"/>
    <meta:template xlink:type="simple" xlink:actuate="onRequest" xlink:title="andy" xlink:href="../../../AppData/Roaming/LibreOffice/4/user/template/andy.ots" meta:date="2024-04-08T09:58:59.638000000"/>
  </office:meta>
</office:document-meta>
</file>